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60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2cee0e"/>
    </style:style>
    <style:style style:name="T35" style:family="text">
      <style:text-properties fo:color="#ff9900"/>
    </style:style>
    <style:style style:name="T36" style:family="text">
      <style:text-properties fo:color="#d62e4e"/>
    </style:style>
    <style:style style:name="T37" style:family="text">
      <style:text-properties fo:color="#ff972f"/>
    </style:style>
    <style:style style:name="T38" style:family="text">
      <style:text-properties fo:color="#81d41a"/>
    </style:style>
    <style:style style:name="T39" style:family="text">
      <style:text-properties fo:color="#ff8000"/>
    </style:style>
    <style:style style:name="T40" style:family="text">
      <style:text-properties fo:color="#111111"/>
    </style:style>
    <style:style style:name="T41" style:family="text">
      <style:text-properties fo:color="#669900"/>
    </style:style>
    <style:style style:name="T42" style:family="text">
      <style:text-properties fo:color="#cc9900"/>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2">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2">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 ایسکی رم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 ثنائی مرموز عشری</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2">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 (in programming)</text:p>
          </table:table-cell>
          <table:table-cell office:value-type="string" calcext:value-type="string">
            <text:p>عر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 <text:span text:style-name="T34">عرف</text:span></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5">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6">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7">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5">،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margin: high [low] state noise margin</text:p>
          </table:table-cell>
          <table:table-cell office:value-type="string" calcext:value-type="string">
            <text:p>بلند [پست] حال شور کی گنجائش</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5">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9">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40">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2">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50"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50"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50" office:value-type="string" calcext:value-type="string">
            <text:p>فیمٹو، اٹو، زپٹو، یکٹو</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table:style-name="ce164" office:value-type="string" calcext:value-type="string">
            <text:p>طریقہ کار، طریق ، <text:span text:style-name="T34">معمولہ</text:span></text:p>
          </table:table-cell>
          <table:table-cell table:number-columns-repeated="1022"/>
        </table:table-row>
        <table:table-row table:style-name="ro2">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2">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6">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9">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ub catagory]</text:p>
          </table:table-cell>
          <table:table-cell office:value-type="string" calcext:value-type="string">
            <text:p>ذیلی، تحت، [تحت قسم]</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blimation</text:p>
          </table:table-cell>
          <table:table-cell office:value-type="string" calcext:value-type="string">
            <text:p>تصعید</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86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7:22:26.320378029</dc:date>
    <meta:editing-duration>P118DT1H45M32S</meta:editing-duration>
    <meta:editing-cycles>5087</meta:editing-cycles>
    <meta:generator>LibreOffice/7.3.7.2$Linux_X86_64 LibreOffice_project/30$Build-2</meta:generator>
    <meta:document-statistic meta:table-count="9" meta:cell-count="77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